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13325ECBF31BFDC31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333cm" fo:min-width="0.46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46cm" fo:min-width="1.60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197cm" svg:x="1cm" svg:y="1.137cm">
          <draw:image xlink:href="Pictures/10000201000004620000013325ECBF31BFDC3150.png" xlink:type="simple" xlink:show="embed" xlink:actuate="onLoad">
            <text:p/>
          </draw:image>
        </draw:frame>
        <draw:custom-shape draw:style-name="gr2" draw:text-style-name="P2" draw:layer="layout" svg:width="2.794cm" svg:height="0.762cm" svg:x="8.366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635cm" svg:x="10.90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159cm" svg:height="0.762cm" svg:x="5.064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635cm" svg:x="4.175cm" svg:y="5.4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2:18:05.570398799</meta:creation-date>
    <dc:date>2021-02-18T12:20:56.622124207</dc:date>
    <meta:editing-duration>PT2M51S</meta:editing-duration>
    <meta:editing-cycles>1</meta:editing-cycles>
    <meta:document-statistic meta:object-count="5"/>
    <meta:generator>LibreOffice/6.0.7.3$Linux_X86_64 LibreOffice_project/00m0$Build-3</meta:generator>
  </office:meta>
</office:document-meta>
</file>